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2370000052C205B305B.svm"/>
  <manifest:file-entry manifest:media-type="" manifest:full-path="Pictures/2000000700002A2C000003BAEBE98651.svm"/>
  <manifest:file-entry manifest:media-type="" manifest:full-path="Pictures/200000070000225100002536303763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4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5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color="#ffffff" style:text-underline-style="none" fo:font-weight="normal" style:font-weight-asian="normal" style:font-weight-complex="normal"/>
    </style:style>
    <style:style style:name="P6" style:family="paragraph" style:parent-style-name="Preformatted_20_Text">
      <style:paragraph-properties fo:line-height="125%" fo:background-color="#1c1c1c">
        <style:background-image/>
      </style:paragraph-properties>
      <style:text-properties fo:color="#ffffff"/>
    </style:style>
    <style:style style:name="P7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8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style:text-underline-style="none" fo:font-weight="normal" style:font-weight-asian="normal" style:font-weight-complex="normal"/>
    </style:style>
    <style:style style:name="P9" style:family="paragraph" style:parent-style-name="Preformatted_20_Text">
      <style:paragraph-properties fo:line-height="125%" fo:background-color="#1c1c1c">
        <style:background-image/>
      </style:paragraph-properties>
      <style:text-properties fo:color="#008800" fo:font-style="italic" fo:background-color="#0f140f"/>
    </style:style>
    <style:style style:name="P10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9" style:family="paragraph" style:parent-style-name="Standard" style:list-style-name="L6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23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24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style:text-underline-style="none" fo:font-weight="normal" style:font-weight-asian="normal" style:font-weight-complex="normal"/>
    </style:style>
    <style:style style:name="P25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26" style:family="paragraph" style:parent-style-name="Preformatted_20_Text">
      <style:paragraph-properties fo:line-height="125%" fo:background-color="#1c1c1c">
        <style:background-image/>
      </style:paragraph-properties>
      <style:text-properties fo:color="#ffffff"/>
    </style:style>
    <style:style style:name="P27" style:family="paragraph" style:parent-style-name="Text_20_body" style:list-style-name="L2">
      <style:paragraph-properties fo:text-align="justify" style:justify-single-word="false"/>
    </style:style>
    <style:style style:name="P28" style:family="paragraph" style:parent-style-name="Text_20_body" style:list-style-name="L2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fb660a" fo:font-weight="bold"/>
    </style:style>
    <style:style style:name="T8" style:family="text">
      <style:text-properties fo:color="#ffffff"/>
    </style:style>
    <style:style style:name="T9" style:family="text">
      <style:text-properties fo:color="#0086d2"/>
    </style:style>
    <style:style style:name="T10" style:family="text">
      <style:text-properties fo:color="#0086f7" fo:font-weight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Courier New" fo:font-size="11pt" style:font-size-asian="11pt" style:font-size-complex="11pt"/>
    </style:style>
    <style:style style:name="T13" style:family="text">
      <style:text-properties fo:color="#ff0086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44971108069041517" text:style-name="L1">
        <text:list-item>
          <text:p text:style-name="P10">JSON introduction</text:p>
        </text:list-item>
      </text:list>
      <text:p text:style-name="P1"/>
      <text:p text:style-name="P2">JSON est un acronyme pour <text:span text:style-name="T1">Javascript Object Notation</text:span>, il s'agit d'un format standard très répandu, en particulier dans le web, afin de représenter des objets et de les transférer, puisque JSON est avant tout un format d'échange de données.</text:p>
      <text:p text:style-name="P2"/>
      <text:p text:style-name="P2">Un objet JSON est composé de <text:span text:style-name="T1">pares clé-valeur</text:span>. La clé sera toujours un <text:span text:style-name="T1">string</text:span>. La valeur peut adopter l'un des 6 types de base acceptés par JSON :</text:p>
      <text:p text:style-name="P2"/>
      <text:list xml:id="list4588446050168493795" text:style-name="L2">
        <text:list-item>
          <text:p text:style-name="P28">Chaîne de caractères : une séquence de 0 ou plus caractères Unicode. À l'instar des clés, elles sont obligatoirement entourées de guillemets (non interchangeables avec des apostrophes).</text:p>
        </text:list-item>
        <text:list-item>
          <text:p text:style-name="P27">Nombre : un nombre décimal signé qui peut contenir une part fractionnable ou élevée à la puissance (notation E). Le JSON n'admet pas les nombres inexistants (NaN), et ne fait aucune distinction entre un entier et un flottant.</text:p>
        </text:list-item>
        <text:list-item>
          <text:p text:style-name="P27">Booléen : <text:span text:style-name="T3">true</text:span> ou <text:span text:style-name="T3">false</text:span> sont utilisés pour définir l'état du booléen.</text:p>
        </text:list-item>
        <text:list-item>
          <text:p text:style-name="P27">Type null : une valeur vide, utilisant le mot clé <text:span text:style-name="Source_20_Text">null</text:span>.</text:p>
        </text:list-item>
        <text:list-item>
          <text:p text:style-name="P27">Tableau composé de plusieurs des 5 autres types.</text:p>
        </text:list-item>
        <text:list-item>
          <text:p text:style-name="P27">Objet.</text:p>
        </text:list-item>
      </text:list>
      <text:p text:style-name="P2"/>
      <text:p text:style-name="P2">Voici un exemple d'un objet JSON :</text:p>
      <text:p text:style-name="P2"/>
      <text:p text:style-name="P5">{</text:p>
      <text:p text:style-name="P7"><text:s text:c="3"/><text:span text:style-name="T7">"firstName"</text:span><text:span text:style-name="T8">:</text:span><text:span text:style-name="T9">"Jane"</text:span><text:span text:style-name="T8">,</text:span></text:p>
      <text:p text:style-name="P7"><text:s text:c="3"/><text:span text:style-name="T7">"lastName"</text:span><text:span text:style-name="T8">:</text:span><text:span text:style-name="T9">"Doe"</text:span><text:span text:style-name="T8">,</text:span></text:p>
      <text:p text:style-name="P7"><text:s text:c="3"/><text:span text:style-name="T7">"hobbies"</text:span><text:span text:style-name="T8">:[</text:span></text:p>
      <text:p text:style-name="P7"><text:s text:c="6"/><text:span text:style-name="T9">"running"</text:span><text:span text:style-name="T8">,</text:span></text:p>
      <text:p text:style-name="P7"><text:s text:c="6"/><text:span text:style-name="T9">"swimming"</text:span><text:span text:style-name="T8">,</text:span></text:p>
      <text:p text:style-name="P7"><text:s text:c="6"/><text:span text:style-name="T9">"singing"</text:span></text:p>
      <text:p text:style-name="P7"><text:s text:c="3"/><text:span text:style-name="T8">],</text:span></text:p>
      <text:p text:style-name="P7"><text:s text:c="3"/><text:span text:style-name="T7">"age"</text:span><text:span text:style-name="T8">:</text:span><text:span text:style-name="T10">28</text:span><text:span text:style-name="T8">,</text:span></text:p>
      <text:p text:style-name="P7"><text:s text:c="3"/><text:span text:style-name="T7">"hasChildren"</text:span><text:span text:style-name="T8">:[</text:span></text:p>
      <text:p text:style-name="P7"><text:s text:c="6"/><text:span text:style-name="T8">{</text:span></text:p>
      <text:p text:style-name="P7"><text:s text:c="9"/><text:span text:style-name="T7">"firstName"</text:span><text:span text:style-name="T8">:</text:span><text:span text:style-name="T9">"Alex"</text:span><text:span text:style-name="T8">,</text:span></text:p>
      <text:p text:style-name="P7"><text:s text:c="9"/><text:span text:style-name="T7">"age"</text:span><text:span text:style-name="T8">:</text:span><text:span text:style-name="T10">5</text:span></text:p>
      <text:p text:style-name="P7"><text:s text:c="6"/><text:span text:style-name="T8">},</text:span></text:p>
      <text:p text:style-name="P7"><text:s text:c="6"/><text:span text:style-name="T8">{</text:span></text:p>
      <text:p text:style-name="P7"><text:s text:c="9"/><text:span text:style-name="T7">"firstName"</text:span><text:span text:style-name="T8">:</text:span><text:span text:style-name="T9">"Bob"</text:span><text:span text:style-name="T8">,</text:span></text:p>
      <text:p text:style-name="P7"><text:s text:c="9"/><text:span text:style-name="T7">"age"</text:span><text:span text:style-name="T8">:</text:span><text:span text:style-name="T10">7</text:span></text:p>
      <text:p text:style-name="P7"><text:s text:c="6"/><text:span text:style-name="T8">}</text:span></text:p>
      <text:p text:style-name="P7"><text:s text:c="3"/><text:span text:style-name="T8">]</text:span></text:p>
      <text:p text:style-name="P3">}</text:p>
      <text:p text:style-name="P2"/>
      <text:p text:style-name="P2">Voici un tableau présentant les correspondances entre Python et JSON :</text:p>
      <text:p text:style-name="P2"/>
      <text:p text:style-name="P2"><draw:frame draw:style-name="fr1" draw:name="images1" text:anchor-type="paragraph" svg:width="8.784cm" svg:height="9.527cm" draw:z-index="0"><draw:image xlink:href="Pictures/20000007000022510000253630376318.svm" xlink:type="simple" xlink:show="embed" xlink:actuate="onLoad"/></draw:frame><text:soft-page-break/></text:p>
      <text:p text:style-name="P2">En d'autres termes, lorsqu'on traduira de Python vers JSON, on utilisera un <text:span text:style-name="T1">dict </text:span>pour représenter un objet JSON, une liste ou un tuple pour représenter un array JSON, etc... De même pour JSON vers Python.</text:p>
      <text:p text:style-name="P2"/>
      <text:p text:style-name="P2"/>
      <text:list xml:id="list265848431570392538" text:style-name="L3">
        <text:list-item>
          <text:p text:style-name="P11">From Python to JSON (basic)</text:p>
        </text:list-item>
      </text:list>
      <text:p text:style-name="P2"/>
      <text:p text:style-name="P2">Imaginons dans un premier temps que nous voulions <text:span text:style-name="T1">créer un objet JSON </text:span>depuis Python. On souhaite donc <text:span text:style-name="T1">sérialiser </text:span>un objet Python en un une chaîne de caractères au format JSON.</text:p>
      <text:p text:style-name="P2"/>
      <text:p text:style-name="P2">&gt; <text:span text:style-name="T11">json_e.py</text:span></text:p>
      <text:p text:style-name="P2"/>
      <text:p text:style-name="P8"><text:span text:style-name="T7">import</text:span> <text:span text:style-name="T8">json</text:span></text:p>
      <text:p text:style-name="P7"/>
      <text:p text:style-name="P7"><text:span text:style-name="T8">person</text:span> <text:span text:style-name="T8">=</text:span> <text:span text:style-name="T8">{</text:span><text:span text:style-name="T9">"name"</text:span><text:span text:style-name="T8">:</text:span> <text:span text:style-name="T9">"James"</text:span><text:span text:style-name="T8">,</text:span> <text:span text:style-name="T9">"age"</text:span><text:span text:style-name="T8">:</text:span> <text:span text:style-name="T10">30</text:span><text:span text:style-name="T8">,</text:span> <text:span text:style-name="T9">"city"</text:span><text:span text:style-name="T8">:</text:span> <text:span text:style-name="T9">"New York"</text:span><text:span text:style-name="T8">,</text:span> <text:span text:style-name="T9">"hasChildren"</text:span><text:span text:style-name="T8">:</text:span> <text:span text:style-name="T7">False</text:span><text:span text:style-name="T8">,</text:span> <text:span text:style-name="T9">"titles"</text:span><text:span text:style-name="T8">:</text:span> <text:span text:style-name="T8">[</text:span><text:span text:style-name="T9">"engineer"</text:span><text:span text:style-name="T8">,</text:span> <text:span text:style-name="T9">"programmer"</text:span><text:span text:style-name="T8">]}</text:span></text:p>
      <text:p text:style-name="P7"/>
      <text:p text:style-name="P7"><text:span text:style-name="T8">personJSON</text:span> <text:span text:style-name="T8">=</text:span> <text:span text:style-name="T8">json.dumps(person,</text:span> <text:span text:style-name="T8">indent=</text:span><text:span text:style-name="T10">4</text:span><text:span text:style-name="T8">,</text:span> <text:span text:style-name="T8">sort_keys=</text:span><text:span text:style-name="T7">True</text:span><text:span text:style-name="T8">)</text:span></text:p>
      <text:p text:style-name="P6">print(personJSON)</text:p>
      <text:p text:style-name="P7"/>
      <text:p text:style-name="P7"><text:span text:style-name="T7">with</text:span> <text:span text:style-name="T8">open(</text:span><text:span text:style-name="T9">'person.json'</text:span><text:span text:style-name="T8">,</text:span> <text:span text:style-name="T9">'w'</text:span><text:span text:style-name="T8">)</text:span> <text:span text:style-name="T7">as</text:span> <text:span text:style-name="T8">file:</text:span></text:p>
      <text:p text:style-name="P4"><text:s text:c="4"/><text:span text:style-name="T8">json.dump(person,</text:span> <text:span text:style-name="T8">file,</text:span> <text:span text:style-name="T8">indent=</text:span><text:span text:style-name="T10">4</text:span><text:span text:style-name="T8">)</text:span></text:p>
      <text:p text:style-name="P2">Dans l'exemple ci-dessus, on commence par créer un <text:span text:style-name="T1">dictionnaire </text:span>qu'on souhaite serialiser. Ensuite, l'exemple illustre l'utilisation des deux fonctions disponibles de sérialisation vers JSON :</text:p>
      <text:list xml:id="list3189426081903061815" text:style-name="L4">
        <text:list-item>
          <text:p text:style-name="P16"><text:span text:style-name="T1">dumps</text:span> : qui permet de transformer un dictionnaire en une chaîne de caractère JSON.</text:p>
        </text:list-item>
        <text:list-item>
          <text:p text:style-name="P18">dump<text:span text:style-name="T2"> : qui permet de faire la même chose, mais écrit le JSON dans un fichier.</text:span></text:p>
        </text:list-item>
      </text:list>
      <text:p text:style-name="P2"/>
      <text:p text:style-name="P2">On voit ici l'utilisation de quelques options de ces fonctions, notamment <text:span text:style-name="T1">indent</text:span> (sans <text:span text:style-name="T1">indent</text:span> tout est écrit sur une seule ligne). Voir la documentation pour une liste complète des arguments possibles.</text:p>
      <text:p text:style-name="P2"><text:soft-page-break/><text:a xlink:type="simple" xlink:href="https://docs.python.org/3/library/json.html#json.dump" text:style-name="Internet_20_link" text:visited-style-name="Visited_20_Internet_20_Link">https://docs.python.org/3/library/json.html#json.dump</text:a> </text:p>
      <text:p text:style-name="P2"/>
      <text:p text:style-name="P2"/>
      <text:list xml:id="list2037566522408068787" text:style-name="L5">
        <text:list-item>
          <text:p text:style-name="P12">From JSON to Python (basic)</text:p>
        </text:list-item>
      </text:list>
      <text:p text:style-name="P2"/>
      <text:p text:style-name="P2">Imaginons maintenant que l'on souhaite <text:span text:style-name="T1">désérialiser </text:span>une chaîne de caractère au format JSON vers un objet Python, c'est-à-dire un dictionnaire.</text:p>
      <text:p text:style-name="P2"/>
      <text:p text:style-name="P8"><text:span text:style-name="T7">import</text:span> <text:span text:style-name="T8">json</text:span></text:p>
      <text:p text:style-name="P7"/>
      <text:p text:style-name="P7"><text:span text:style-name="T8">person</text:span> <text:span text:style-name="T8">=</text:span> <text:span text:style-name="T8">{</text:span><text:span text:style-name="T9">"name"</text:span><text:span text:style-name="T8">:</text:span> <text:span text:style-name="T9">"James"</text:span><text:span text:style-name="T8">,</text:span> <text:span text:style-name="T9">"age"</text:span><text:span text:style-name="T8">:</text:span> <text:span text:style-name="T10">30</text:span><text:span text:style-name="T8">,</text:span> <text:span text:style-name="T9">"city"</text:span><text:span text:style-name="T8">:</text:span> <text:span text:style-name="T9">"New York"</text:span><text:span text:style-name="T8">,</text:span> <text:span text:style-name="T9">"hasChildren"</text:span><text:span text:style-name="T8">:</text:span> <text:span text:style-name="T7">False</text:span><text:span text:style-name="T8">,</text:span> <text:span text:style-name="T9">"titles"</text:span><text:span text:style-name="T8">:</text:span> <text:span text:style-name="T8">[</text:span><text:span text:style-name="T9">"engineer"</text:span><text:span text:style-name="T8">,</text:span> <text:span text:style-name="T9">"programmer"</text:span><text:span text:style-name="T8">]}</text:span></text:p>
      <text:p text:style-name="P7"/>
      <text:p text:style-name="P7"><text:span text:style-name="T8">personJSON</text:span> <text:span text:style-name="T8">=</text:span> <text:span text:style-name="T8">json.dumps(person,</text:span> <text:span text:style-name="T8">indent=</text:span><text:span text:style-name="T10">4</text:span><text:span text:style-name="T8">,</text:span> <text:span text:style-name="T8">sort_keys=</text:span><text:span text:style-name="T7">True</text:span><text:span text:style-name="T8">)</text:span></text:p>
      <text:p text:style-name="P7"/>
      <text:p text:style-name="P7"><text:span text:style-name="T7">with</text:span> <text:span text:style-name="T8">open(</text:span><text:span text:style-name="T9">'person.json'</text:span><text:span text:style-name="T8">,</text:span> <text:span text:style-name="T9">'w'</text:span><text:span text:style-name="T8">)</text:span> <text:span text:style-name="T7">as</text:span> <text:span text:style-name="T8">file:</text:span></text:p>
      <text:p text:style-name="P7"><text:s text:c="4"/><text:span text:style-name="T8">json.dump(person,</text:span> <text:span text:style-name="T8">file,</text:span> <text:span text:style-name="T8">indent=</text:span><text:span text:style-name="T10">4</text:span><text:span text:style-name="T8">)</text:span></text:p>
      <text:p text:style-name="P7"/>
      <text:p text:style-name="P7"/>
      <text:p text:style-name="P9">### Deserialization</text:p>
      <text:p text:style-name="P7"><text:span text:style-name="T8">person_decoded</text:span> <text:span text:style-name="T8">=</text:span> <text:span text:style-name="T8">json.loads(personJSON)</text:span></text:p>
      <text:p text:style-name="P6">print(person_decoded)</text:p>
      <text:p text:style-name="P7"/>
      <text:p text:style-name="P7"><text:span text:style-name="T7">with</text:span> <text:span text:style-name="T8">open(</text:span><text:span text:style-name="T9">'person.json'</text:span><text:span text:style-name="T8">,</text:span> <text:span text:style-name="T9">'r'</text:span><text:span text:style-name="T8">)</text:span> <text:span text:style-name="T7">as</text:span> <text:span text:style-name="T8">inputfile:</text:span></text:p>
      <text:p text:style-name="P7"><text:s text:c="4"/><text:span text:style-name="T8">person_from_file</text:span> <text:span text:style-name="T8">=</text:span> <text:span text:style-name="T8">json.load(inputfile)</text:span></text:p>
      <text:p text:style-name="P3">print(person_from_file)</text:p>
      <text:p text:style-name="P2">De manière assez similaire à la partie précédente, les deux fonctions possibles pour désérialiser une chaîne au format JSON sont :</text:p>
      <text:list xml:id="list774677711408802667" text:style-name="L6">
        <text:list-item>
          <text:p text:style-name="P17"><text:span text:style-name="T1">loads</text:span> : permet de transformer une chaîne de caractère JSON vers un dictionnaire Python.</text:p>
        </text:list-item>
        <text:list-item>
          <text:p text:style-name="P19">load<text:span text:style-name="T2"> : permet de transformer le contenu d'un fichier au format JSON vers un dictionnaire Python.</text:span></text:p>
        </text:list-item>
      </text:list>
      <text:p text:style-name="P2"/>
      <text:p text:style-name="P2"/>
      <text:list xml:id="list952681467862875703" text:style-name="L7">
        <text:list-item>
          <text:p text:style-name="P13">Serializing custom objects</text:p>
        </text:list-item>
      </text:list>
      <text:p text:style-name="P2"/>
      <text:p text:style-name="P2">On a vu comment sérialiser des dictionnaires vers des chaînes au format JSON. Supposons désormais qu'on ait un objet, instance d'une <text:span text:style-name="T1">classe custom</text:span>, et qu'on souhaite sérialiser cet objet.</text:p>
      <text:p text:style-name="P2"/>
      <text:p text:style-name="P2"><text:s/>On ne peut bien sûr pas appeler directement <text:span text:style-name="T1">dumps </text:span>ou <text:span text:style-name="T1">dump </text:span>sur notre instance pour la transformer en objet JSON. Si on essaie de le faire, on aura une erreur '<text:span text:style-name="T12">Object of type User is not JSON serializable</text:span>'.</text:p>
      <text:p text:style-name="P2"/>
      <text:p text:style-name="P2">Il faut qu'on indique à ces fonctions comment on souhaite que les instances de notre classe soient sérialisées. Pour cela, on a deux solutions.</text:p>
      <text:p text:style-name="P2"/>
      <text:p text:style-name="P2">&gt; <text:span text:style-name="T11">default function override</text:span> :</text:p>
      <text:p text:style-name="P2"/>
      <text:p text:style-name="P8"><text:span text:style-name="T7">import</text:span> <text:span text:style-name="T8">json</text:span></text:p>
      <text:p text:style-name="P7"/>
      <text:p text:style-name="P7"><text:span text:style-name="T7">class</text:span> <text:span text:style-name="T8">User:</text:span></text:p>
      <text:p text:style-name="P7"><text:s text:c="4"/><text:span text:style-name="T7">def</text:span> <text:span text:style-name="T13">__init__</text:span><text:span text:style-name="T8">(self,</text:span> <text:span text:style-name="T8">name,</text:span> <text:span text:style-name="T8">age):</text:span></text:p>
      <text:p text:style-name="P7"><text:soft-page-break/><text:s text:c="8"/><text:span text:style-name="T8">self.name</text:span> <text:span text:style-name="T8">=</text:span> <text:span text:style-name="T8">name</text:span></text:p>
      <text:p text:style-name="P7"><text:s text:c="8"/><text:span text:style-name="T8">self.age</text:span> <text:span text:style-name="T8">=</text:span> <text:span text:style-name="T8">age</text:span></text:p>
      <text:p text:style-name="P7"/>
      <text:p text:style-name="P7"><text:span text:style-name="T7">def</text:span> <text:span text:style-name="T13">user_json_encoder</text:span><text:span text:style-name="T8">(o):</text:span></text:p>
      <text:p text:style-name="P7"><text:s text:c="4"/><text:span text:style-name="T7">if</text:span> <text:span text:style-name="T8">isinstance(o,</text:span> <text:span text:style-name="T8">User):</text:span></text:p>
      <text:p text:style-name="P7"><text:s text:c="8"/><text:span text:style-name="T7">return</text:span> <text:span text:style-name="T8">{</text:span><text:span text:style-name="T9">"name"</text:span><text:span text:style-name="T8">:</text:span> <text:span text:style-name="T8">o.name,</text:span> <text:span text:style-name="T9">"age"</text:span><text:span text:style-name="T8">:</text:span> <text:span text:style-name="T8">o.age,</text:span> <text:span text:style-name="T9">"Class_User"</text:span><text:span text:style-name="T8">:</text:span> <text:span text:style-name="T7">True</text:span><text:span text:style-name="T8">}</text:span></text:p>
      <text:p text:style-name="P7"><text:s text:c="4"/><text:span text:style-name="T7">else</text:span><text:span text:style-name="T8">:</text:span></text:p>
      <text:p text:style-name="P7"><text:s text:c="8"/><text:span text:style-name="T7">raise</text:span> <text:span text:style-name="T8">TypeError(</text:span><text:span text:style-name="T9">"Object is not JSON serializable"</text:span><text:span text:style-name="T8">)</text:span></text:p>
      <text:p text:style-name="P7"/>
      <text:p text:style-name="P7"/>
      <text:p text:style-name="P7"><text:span text:style-name="T8">my_user</text:span> <text:span text:style-name="T8">=</text:span> <text:span text:style-name="T8">User(</text:span><text:span text:style-name="T9">'Quentin'</text:span><text:span text:style-name="T8">,</text:span> <text:span text:style-name="T10">24</text:span><text:span text:style-name="T8">)</text:span></text:p>
      <text:p text:style-name="P7"/>
      <text:p text:style-name="P7"><text:span text:style-name="T8">userJSON</text:span> <text:span text:style-name="T8">=</text:span> <text:span text:style-name="T8">json.dumps(my_user,</text:span> <text:span text:style-name="T8">default=user_json_encoder)</text:span></text:p>
      <text:p text:style-name="P4"><text:span text:style-name="T8">print(userJSON)</text:span></text:p>
      <text:p text:style-name="P2">On voit ici qu'on a une classe <text:span text:style-name="T1">User </text:span>custom dont on souhaite sérialiser une instance. Pour indiquer comment sérialiser cette instance, <text:s/>on définit une fonction spécifique qui retourne une version qui peut être encodée en JSON de notre objet (autrement dit, un <text:span text:style-name="T1">dictionnaire</text:span>). On indique ensuite cette fonction en argument <text:span text:style-name="T1">default </text:span>de <text:span text:style-name="T1">dumps </text:span>:</text:p>
      <text:p text:style-name="P2"/>
      <text:p text:style-name="P20"><text:span text:style-name="T6">"</text:span><text:span text:style-name="T4">If specified, </text:span><text:span text:style-name="Emphasis"><text:span text:style-name="T4">default</text:span></text:span><text:span text:style-name="T4"> should be a function that gets called for objects that can’t otherwise be serialized. It should return a JSON encodable version of the object or raise a </text:span><text:span text:style-name="Source_20_Text"><text:span text:style-name="T4">TypeError</text:span></text:span><text:span text:style-name="T4">.</text:span>"</text:p>
      <text:p text:style-name="P2"/>
      <text:p text:style-name="P2"><draw:frame draw:style-name="fr2" draw:name="images2" text:anchor-type="paragraph" svg:x="0.005cm" svg:y="0cm" svg:width="10.797cm" svg:height="0.954cm" draw:z-index="1"><draw:image xlink:href="Pictures/2000000700002A2C000003BAEBE98651.svm" xlink:type="simple" xlink:show="embed" xlink:actuate="onLoad"/></draw:frame></text:p>
      <text:p text:style-name="P2"/>
      <text:p text:style-name="P2">&gt; <text:span text:style-name="T11">custom JSONencoder subclass</text:span></text:p>
      <text:p text:style-name="P2"/>
      <text:p text:style-name="P8"><text:span text:style-name="T7">import</text:span> <text:span text:style-name="T8">json</text:span></text:p>
      <text:p text:style-name="P7"><text:span text:style-name="T7">from</text:span> <text:span text:style-name="T8">json</text:span> <text:span text:style-name="T7">import</text:span> <text:span text:style-name="T8">JSONEncoder</text:span></text:p>
      <text:p text:style-name="P7"/>
      <text:p text:style-name="P7"><text:span text:style-name="T7">class</text:span> <text:span text:style-name="T8">User:</text:span></text:p>
      <text:p text:style-name="P7"><text:s text:c="4"/><text:span text:style-name="T7">def</text:span> <text:span text:style-name="T13">__init__</text:span><text:span text:style-name="T8">(self,</text:span> <text:span text:style-name="T8">name,</text:span> <text:span text:style-name="T8">age):</text:span></text:p>
      <text:p text:style-name="P7"><text:s text:c="8"/><text:span text:style-name="T8">self.name</text:span> <text:span text:style-name="T8">=</text:span> <text:span text:style-name="T8">name</text:span></text:p>
      <text:p text:style-name="P7"><text:s text:c="8"/><text:span text:style-name="T8">self.age</text:span> <text:span text:style-name="T8">=</text:span> <text:span text:style-name="T8">age</text:span></text:p>
      <text:p text:style-name="P7"/>
      <text:p text:style-name="P7"><text:span text:style-name="T7">class</text:span> <text:span text:style-name="T8">UserEncoder(JSONEncoder):</text:span></text:p>
      <text:p text:style-name="P7"><text:s text:c="4"/><text:span text:style-name="T7">def</text:span> <text:span text:style-name="T13">default</text:span><text:span text:style-name="T8">(self,</text:span> <text:span text:style-name="T8">o):</text:span></text:p>
      <text:p text:style-name="P7"><text:s text:c="8"/><text:span text:style-name="T7">if</text:span> <text:span text:style-name="T8">isinstance(o,</text:span> <text:span text:style-name="T8">User):</text:span></text:p>
      <text:p text:style-name="P7"><text:s text:c="12"/><text:span text:style-name="T7">return</text:span> <text:span text:style-name="T8">{</text:span><text:span text:style-name="T9">"name"</text:span><text:span text:style-name="T8">:</text:span> <text:span text:style-name="T8">o.name,</text:span> <text:span text:style-name="T9">"age"</text:span><text:span text:style-name="T8">:</text:span> <text:span text:style-name="T8">o.age,</text:span> <text:span text:style-name="T9">"Class_User"</text:span><text:span text:style-name="T8">:</text:span> <text:span text:style-name="T7">True</text:span><text:span text:style-name="T8">}</text:span></text:p>
      <text:p text:style-name="P7"><text:s text:c="8"/><text:span text:style-name="T7">return</text:span> <text:span text:style-name="T8">JSONEncoder.default(self,</text:span> <text:span text:style-name="T8">o)</text:span></text:p>
      <text:p text:style-name="P7"/>
      <text:p text:style-name="P7"/>
      <text:p text:style-name="P7"><text:span text:style-name="T8">my_user</text:span> <text:span text:style-name="T8">=</text:span> <text:span text:style-name="T8">User(</text:span><text:span text:style-name="T9">'Quentin'</text:span><text:span text:style-name="T8">,</text:span> <text:span text:style-name="T10">24</text:span><text:span text:style-name="T8">)</text:span></text:p>
      <text:p text:style-name="P7"/>
      <text:p text:style-name="P7"><text:span text:style-name="T8">userJSON</text:span> <text:span text:style-name="T8">=</text:span> <text:span text:style-name="T8">json.dumps(my_user,</text:span> <text:span text:style-name="T8">cls=UserEncoder)</text:span></text:p>
      <text:p text:style-name="P3">print(userJSON)</text:p>
      <text:p text:style-name="P2">On voit ici qu'on utilise l'argument <text:span text:style-name="T1">cls </text:span>de la fonction <text:span text:style-name="T1">dumps</text:span>, ce qui n'est en réalité qu'une autre façon d'override la fonction <text:span text:style-name="T1">default </text:span>qui s'occupe des objets qui ne sont pas directement serializables:</text:p>
      <text:p text:style-name="P2"><text:soft-page-break/></text:p>
      <text:p text:style-name="P20"><text:span text:style-name="T6">"</text:span><text:span text:style-name="T5">To use a custom </text:span><text:span text:style-name="Source_20_Text"><text:span text:style-name="T5">JSONEncoder</text:span></text:span><text:span text:style-name="T5"> subclass (e.g. one that overrides the </text:span><text:span text:style-name="Source_20_Text"><text:span text:style-name="T5">default()</text:span></text:span><text:span text:style-name="T5"> method to serialize additional types), specify it with the </text:span><text:span text:style-name="Emphasis"><text:span text:style-name="T5">cls</text:span></text:span><text:span text:style-name="T5"> kwarg; otherwise </text:span><text:span text:style-name="Source_20_Text"><text:span text:style-name="T5">JSONEncoder</text:span></text:span><text:span text:style-name="T5"> is used.</text:span><text:span text:style-name="T6">"</text:span></text:p>
      <text:p text:style-name="P20"><text:span text:style-name="T6"/></text:p>
      <text:p text:style-name="P20"><text:span text:style-name="T6"/></text:p>
      <text:list xml:id="list4989628753466827956" text:style-name="L8">
        <text:list-item>
          <text:p text:style-name="P14">Deserializing custom objects</text:p>
        </text:list-item>
      </text:list>
      <text:p text:style-name="P2"/>
      <text:p text:style-name="P2">Imaginons qu'on ait la même classe <text:span text:style-name="T1">User </text:span>que ci-dessus, et qu'on reçoive le JSON suivant :</text:p>
      <text:p text:style-name="P21">{"name": "Quentin", "age": 24, "Class_User": true}</text:p>
      <text:p text:style-name="P2"/>
      <text:p text:style-name="P2">Appeler la fonction <text:span text:style-name="T1">loads </text:span>sur cet input va bien fonctionner, mais va nous retourner un <text:span text:style-name="T1">dictionnaire </text:span>python. Comment faire pour qu'elle nous retourne un <text:span text:style-name="T1">objet User</text:span> ?</text:p>
      <text:p text:style-name="P2"/>
      <text:p text:style-name="P8"><text:span text:style-name="T7">import</text:span> <text:span text:style-name="T8">json</text:span></text:p>
      <text:p text:style-name="P7"><text:span text:style-name="T7">from</text:span> <text:span text:style-name="T8">json</text:span> <text:span text:style-name="T7">import</text:span> <text:span text:style-name="T8">JSONEncoder</text:span></text:p>
      <text:p text:style-name="P7"/>
      <text:p text:style-name="P7"><text:span text:style-name="T7">class</text:span> <text:span text:style-name="T8">User:</text:span></text:p>
      <text:p text:style-name="P7"><text:s text:c="4"/><text:span text:style-name="T7">def</text:span> <text:span text:style-name="T13">__init__</text:span><text:span text:style-name="T8">(self,</text:span> <text:span text:style-name="T8">name,</text:span> <text:span text:style-name="T8">age):</text:span></text:p>
      <text:p text:style-name="P7"><text:s text:c="8"/><text:span text:style-name="T8">self.name</text:span> <text:span text:style-name="T8">=</text:span> <text:span text:style-name="T8">name</text:span></text:p>
      <text:p text:style-name="P7"><text:s text:c="8"/><text:span text:style-name="T8">self.age</text:span> <text:span text:style-name="T8">=</text:span> <text:span text:style-name="T8">age</text:span></text:p>
      <text:p text:style-name="P7"/>
      <text:p text:style-name="P7"/>
      <text:p text:style-name="P7"><text:span text:style-name="T8">userJSON</text:span> <text:span text:style-name="T8">=</text:span> <text:span text:style-name="T9">'{"name": "Quentin", "age": 24, "Class_User": true}'</text:span></text:p>
      <text:p text:style-name="P7"/>
      <text:p text:style-name="P7"><text:span text:style-name="T7">def</text:span> <text:span text:style-name="T13">decode_json_user</text:span><text:span text:style-name="T8">(dct):</text:span></text:p>
      <text:p text:style-name="P7"><text:s text:c="4"/><text:span text:style-name="T7">if</text:span> <text:span text:style-name="T9">"Class_User"</text:span> <text:span text:style-name="T8">in</text:span> <text:span text:style-name="T8">dct</text:span> <text:span text:style-name="T8">and</text:span> <text:span text:style-name="T8">dct[</text:span><text:span text:style-name="T9">"Class_User"</text:span><text:span text:style-name="T8">]</text:span> <text:span text:style-name="T8">is</text:span> <text:span text:style-name="T7">True</text:span><text:span text:style-name="T8">:</text:span></text:p>
      <text:p text:style-name="P7"><text:s text:c="8"/><text:span text:style-name="T7">return</text:span> <text:span text:style-name="T8">User(name=dct[</text:span><text:span text:style-name="T9">"name"</text:span><text:span text:style-name="T8">],</text:span> <text:span text:style-name="T8">age=dct[</text:span><text:span text:style-name="T9">"age"</text:span><text:span text:style-name="T8">])</text:span></text:p>
      <text:p text:style-name="P7"><text:s text:c="4"/><text:span text:style-name="T7">else</text:span><text:span text:style-name="T8">:</text:span></text:p>
      <text:p text:style-name="P7"><text:s text:c="8"/><text:span text:style-name="T7">return</text:span> <text:span text:style-name="T8">dct</text:span></text:p>
      <text:p text:style-name="P7"/>
      <text:p text:style-name="P7"><text:span text:style-name="T8">user</text:span> <text:span text:style-name="T8">=</text:span> <text:span text:style-name="T8">json.loads(userJSON,</text:span> <text:span text:style-name="T8">object_hook=decode_json_user)</text:span></text:p>
      <text:p text:style-name="P6">print(user)</text:p>
      <text:p text:style-name="P3">print(user.name)</text:p>
      <text:p text:style-name="P2">On voit ici qu'on définit une fonction de <text:span text:style-name="T1">decoding </text:span>custom qui prend en argument un <text:span text:style-name="T1">dictionnaire</text:span>. La fonction <text:span text:style-name="T1">loads </text:span>va d'abord transformer la chaîne JSON en dictionnaire, puis la passer à notre fonction <text:span text:style-name="T1">decode_json_user</text:span> donnée en argument <text:span text:style-name="T1">object_hook</text:span>. Cette fonction va, elle, effectuer un certain nombre de vérifications avant de renvoyer un objet <text:span text:style-name="T1">User</text:span>.</text:p>
      <text:p text:style-name="P2"/>
      <text:p text:style-name="P2"><draw:frame draw:style-name="fr3" draw:name="images3" text:anchor-type="paragraph" svg:width="8.759cm" svg:height="1.325cm" draw:z-index="2"><draw:image xlink:href="Pictures/20000007000022370000052C205B305B.svm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M10S</meta:editing-duration>
    <meta:editing-cycles>6</meta:editing-cycles>
    <meta:generator>OpenOffice/4.1.11$Win32 OpenOffice.org_project/4111m1$Build-9808</meta:generator>
    <dc:date>2022-04-02T13:03:05.98</dc:date>
    <meta:document-statistic meta:table-count="0" meta:image-count="3" meta:object-count="0" meta:page-count="5" meta:paragraph-count="119" meta:word-count="1017" meta:character-count="7061"/>
    <meta:user-defined meta:name="Info 1"/>
    <meta:user-defined meta:name="Info 2"/>
    <meta:user-defined meta:name="Info 3"/>
    <meta:user-defined meta:name="Info 4"/>
  </office:meta>
</office:document-meta>
</file>